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8"><text:s text:c="5"/><text:span text:style-name="T253">Back in their own time, Russ looked to Chief. “How big can we make a portal?” He asked.</text:span></text:p>
      <text:p text:style-name="P38"><text:s text:c="5"/><text:span text:style-name="T253">Chief thought the question over a bit. “We’ve never moved more than two to three people at a time. What are you getting at?”</text:span></text:p>
      <text:p text:style-name="P38"><text:s text:c="5"/>“<text:span text:style-name="T253">Well we could move both fighting sides back to where they belong.” Russ said. “Provided we can make a portal big enough and keep it stable.”</text:span></text:p>
      <text:p text:style-name="P38"><text:s text:c="5"/>“<text:span text:style-name="T254">Aye, we could do that.” Chief said. “But how would we keep it stable?”</text:span></text:p>
      <text:p text:style-name="P38"><text:s text:c="5"/>“<text:span text:style-name="T254">A bit of luck.” Russ said. “There’s no other way to do it but just hope it works out.”</text:span></text:p>
      <text:p text:style-name="P38"><text:s text:c="5"/><text:span text:style-name="T254">Going back to 2026, the men opened a vortex big enough to engulf the entire field. Both the North and the South’s regiments disappeared back to where they belonged.</text:span></text:p>
      <text:p text:style-name="P38"><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8"><text:s text:c="5"/><text:span text:style-name="T255">Russ nodded. “Yes but how often do we have to fix the past in order to save the future?”</text:span></text:p>
      <text:p text:style-name="P38"><text:s text:c="5"/>“<text:span text:style-name="T255">As often as we need to.” Chief said.</text:span></text:p>
      <text:p text:style-name="P38"><text:soft-page-break/><text:s text:c="5"/><text:span text:style-name="T256">Russ scratched his head. “If I had known we’d be needing to fix so many incursions in time, I’m not sure I would have signed up for this gig.”</text:span></text:p>
      <text:p text:style-name="P38"><text:s text:c="5"/><text:span text:style-name="T256">Chief smiled. “I know the feeling. </text:span><text:span text:style-name="T257">But we did and here we are.”</text:span></text:p>
      <text:p text:style-name="P38"/>
      <text:p text:style-name="P39">Chapter Eleven</text:p>
      <text:p text:style-name="P39"/>
      <text:p text:style-name="P3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00:56:54.277000000</dc:date>
    <meta:editing-cycles>279</meta:editing-cycles>
    <meta:generator>LibreOffice/7.4.1.2$Windows_X86_64 LibreOffice_project/3c58a8f3a960df8bc8fd77b461821e42c061c5f0</meta:generator>
    <meta:editing-duration>PT8H6M34S</meta:editing-duration>
    <meta:document-statistic meta:table-count="0" meta:image-count="0" meta:object-count="0" meta:page-count="43" meta:paragraph-count="547" meta:word-count="10711" meta:character-count="59954" meta:non-whitespace-character-count="47181"/>
  </office:meta>
</office:document-meta>
</file>